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Trebuchet MS', 'Lucida Grande', Verdana, sans-serif"/>
    <style:font-face style:name="Calibri Light1" svg:font-family="'Calibri Light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4pt" style:font-size-asian="14pt" style:font-size-complex="14pt"/>
    </style:style>
    <style:style style:name="P2" style:family="paragraph" style:parent-style-name="Standard" style:list-style-name="L1">
      <style:text-properties style:font-name="Calibri Light" fo:font-size="14pt" style:font-size-asian="14pt" style:font-size-complex="14pt"/>
    </style:style>
    <style:style style:name="P3" style:family="paragraph" style:parent-style-name="Standard" style:list-style-name="L2">
      <style:text-properties style:font-name="Calibri Light" fo:font-size="14pt" style:font-size-asian="14pt" style:font-size-complex="14pt"/>
    </style:style>
    <style:style style:name="P4" style:family="paragraph" style:parent-style-name="Standard" style:list-style-name="L3">
      <style:text-properties style:font-name="Calibri Light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 Light1"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Calibri Light1" fo:letter-spacing="normal" fo:font-weight="normal" style:font-weight-asian="normal" style:font-weight-complex="normal"/>
    </style:style>
    <style:style style:name="T4" style:family="text">
      <style:text-properties fo:font-variant="normal" fo:text-transform="none" fo:color="#333333" style:font-name="Arial1" fo:font-size="9.7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33333" fo:font-size="9.7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o to jest Reinforcement Learning?</text:p>
      <text:p text:style-name="P1">Tak w skrócie: mamy agenta (to nasz algorytm) oraz środowisko, w którym ten agent ma działać (w naszym przypadku zabijać zielone prosiaczki). Agent nie zna środowiska, nie dostaje od nas żadnych informacji/danych na ten temat. Wszystkie dane musi zebrać sam. </text:p>
      <text:p text:style-name="P1">Interakcje agenta ze środowiskiem odbywają się zazwyczaj w dyskretnych krokach czasu i polegają na obserwowaniu przez agenta(można też mówić ucznia) kolejnych <text:span text:style-name="T1">stanów środowiska oraz wykonywaniu wybranych zgodnie z jego obecną strategią decyzyjną akcji. Po wykonaniu akcji uczeń dostaje rzeczywistoliczbowe wartości wzmocnienia (albo nagrody), które są miarą oceny jego działania. Wykonanie akcji może spowodować zmianę stanu środowiska, np. W przypadku gry Angry Birds zbicie klocków, przewrócenie konstrukcji zbudowanej z klocków, zabicie świni. </text:span></text:p>
      <text:p text:style-name="P1"><text:span text:style-name="T1"/></text:p>
      <text:p text:style-name="P1"><text:span text:style-name="T1">Trzy podejścia do RL</text:span></text:p>
      <text:list xml:id="list2290064618659841296" text:style-name="L1">
        <text:list-item>
          <text:p text:style-name="P2"><text:span text:style-name="T1">Agent odruchowy (direct policy search) – uczy się polityki</text:span></text:p>
        </text:list-item>
        <text:list-item>
          <text:p text:style-name="P2"><text:span text:style-name="T1">Agent z funkcją użyteczności U – uczy się funkcji użyteczności U(s) i używa jej, aby wybierać akcje, które maksymalizują wartość oczekiwaną przyszłych nagród</text:span></text:p>
        </text:list-item>
        <text:list-item>
          <text:p text:style-name="P2"><text:span text:style-name="T1">Agent z funkcją Q – uczy się funkcji Q(s,a), która zwraca oczekiwaną użyteczność podjęcia danej akcji w danym stanie</text:span></text:p>
        </text:list-item>
      </text:list>
      <text:p text:style-name="P1"><text:span text:style-name="T1"/></text:p>
      <text:p text:style-name="P1"><text:span text:style-name="T1">Q-learning <text:s/>- agent nie musi posiadać modelu środowiska, ale przez to nie może wnioskować na więcej niż jeden ruch do przodu, bo nie wie w jakim stanie będzie. </text:span></text:p>
      <text:p text:style-name="P1"><text:span text:style-name="T1"/></text:p>
      <text:p text:style-name="P1"><text:span text:style-name="T1">Typy uczenia ze wzmocnieniem</text:span></text:p>
      <text:list xml:id="list5312714391698325084" text:style-name="L2">
        <text:list-item>
          <text:p text:style-name="P3"><text:span text:style-name="T1">pasywne – uczumy się tylko użyteczności stanów funkcji U(s) lub użyteczności par stan-akcja: funkcja Q(s,a)</text:span></text:p>
        </text:list-item>
        <text:list-item>
          <text:p text:style-name="P3"><text:span text:style-name="T1">aktywne – musimy również nay=uczyć się polityki (Co mam robić?). Konieczna jest eksploracja. </text:span></text:p>
        </text:list-item>
      </text:list>
      <text:p text:style-name="P1"><text:span text:style-name="T1"/></text:p>
      <text:p text:style-name="P1"><text:span text:style-name="T1">Proces decyzyjny Markova – jest to matematyczny model problemu uczenia się ze wzmocnieniem, a właściwe model środowiska. Proces decyzyjny Markova (Markov decision process - MDP) definiuje się jako czwórkę:</text:span></text:p>
      <text:p text:style-name="P1"><text:span text:style-name="T1"><text:tab/><text:tab/>MDP = [X,A,</text:span><text:span text:style-name="T2">ϱ</text:span><text:span text:style-name="T1">,</text:span><text:span text:style-name="T2">δ</text:span><text:span text:style-name="T1">]</text:span></text:p>
      <text:p text:style-name="P1"><text:span text:style-name="T1">gdzie</text:span></text:p>
      <text:list xml:id="list8206035237586698800" text:style-name="L3">
        <text:list-item>
          <text:p text:style-name="P4"><text:span text:style-name="T1">X jest skończonym zbiorem stanów,</text:span></text:p>
        </text:list-item>
        <text:list-item>
          <text:p text:style-name="P4"><text:span text:style-name="T1">A jest skończonym zbiorem akcji,</text:span></text:p>
        </text:list-item>
        <text:list-item>
          <text:p text:style-name="P4"><text:span text:style-name="T2">ϱ jest funkcją nagrody/wzmocnienia,</text:span></text:p>
        </text:list-item>
        <text:list-item>
          <text:p text:style-name="P4"><text:span text:style-name="T2">δ jest funkcją przejścia stanów.</text:span></text:p>
        </text:list-item>
      </text:list>
      <text:p text:style-name="P1"><text:span text:style-name="T6"/></text:p>
      <text:p text:style-name="P1"><text:span text:style-name="T6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Trebuchet MS', 'Lucida Grande', Verdana, sans-serif"/>
    <style:font-face style:name="Calibri Light1" svg:font-family="'Calibri Light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55S</meta:editing-duration>
    <meta:editing-cycles>3</meta:editing-cycles>
    <meta:generator>OpenOffice/4.1.5$Win32 OpenOffice.org_project/415m1$Build-9789</meta:generator>
    <dc:date>2018-12-09T22:52:07.34</dc:date>
    <meta:document-statistic meta:table-count="0" meta:image-count="0" meta:object-count="0" meta:page-count="1" meta:paragraph-count="18" meta:word-count="292" meta:character-count="1951"/>
    <dc:creator>Dominika Jaśniewska</dc:creator>
    <meta:user-defined meta:name="Info 1"/>
    <meta:user-defined meta:name="Info 2"/>
    <meta:user-defined meta:name="Info 3"/>
    <meta:user-defined meta:name="Info 4"/>
  </office:meta>
</office:document-meta>
</file>